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Function.Cha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rFunction.execute( SampleResult previousResult , Sampler currentSamp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